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stacion PM2.5</text:p>
          </table:table-cell>
          <table:table-cell office:value-type="string" calcext:value-type="string">
            <text:p>Estacion Meteo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4-3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3:57:47.946271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3T13:53:40.216330089</meta:creation-date>
    <dc:date>2020-05-28T14:13:46.649204553</dc:date>
    <meta:editing-duration>PT51M40S</meta:editing-duration>
    <meta:editing-cycles>4</meta:editing-cycles>
    <meta:generator>LibreOffice/6.3.4.2.0$Linux_X86_64 LibreOffice_project/30$Build-2</meta:generator>
    <meta:document-statistic meta:table-count="1" meta:cell-count="44" meta:object-count="0"/>
  </office:meta>
</office:document-meta>
</file>